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25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25-04-09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25-01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24-10-07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24-07-23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24-04-17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24-01-08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23-10-11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23-07-25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23-04-1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23-01-10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22-09-29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22-03-1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21-08-1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21-04-0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20-03-23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19-08-2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19-05-07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19-04-14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17-10-16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17-04-11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16-09-19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16-07-26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15-11-03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14-02-04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13-08-09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13-03-19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12-10-16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12-08-1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12-03-13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11-11-02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11-07-26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11-04-04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09-10-08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09-07-13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09-03-24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08-10-15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08-05-23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07-08-2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07-04-20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06-11-09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06-08-0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06-04-21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05-10-06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05-07-13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05-03-15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04-11-24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04-07-08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04-02-24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03-11-04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03-08-07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03-03-13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02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02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02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01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01-07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00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00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2000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99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99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98-1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98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98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97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95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94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94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93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93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93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92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92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92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91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91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90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90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89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89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88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87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87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86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86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85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85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84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84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84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84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83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83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82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82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81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81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80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80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79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79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78-1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78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78-0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77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77-0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76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76-08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76-0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75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75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74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72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71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70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70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70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69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69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68-1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68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67-1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67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67-0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66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66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66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65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65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65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64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64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63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63-08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63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62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62-08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40</text:p>
          </table:table-cell>
          <table:table-cell office:value-type="string" calcext:value-type="string">
            <text:p>14S/39E-29BCD</text:p>
          </table:table-cell>
          <table:table-cell office:value-type="string" calcext:value-type="string">
            <text:p>1962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76" meta:object-count="0"/>
    <meta:user-defined meta:name="AppVersion">3.0</meta:user-defined>
  </office:meta>
</office:document-meta>
</file>